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B0000023C02382E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cm" draw:marker-start-width="0.245cm" draw:marker-end-width="0.245cm" draw:fill="solid" draw:fill-color="#ffffcc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3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ffff" draw:textarea-horizontal-align="left" draw:auto-grow-height="true" draw:auto-grow-width="false" fo:min-height="1.027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ffff" draw:textarea-horizontal-align="left" draw:auto-grow-height="true" draw:auto-grow-width="false" fo:min-height="1.028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6cm" svg:height="13.09cm" svg:x="2.25cm" svg:y="6.453cm">
            <draw:image xlink:href="Pictures/10000000000002BB0000023C02382E24.png" xlink:type="simple" xlink:show="embed" xlink:actuate="onLoad">
              <text:p/>
            </draw:image>
          </draw:frame>
          <draw:custom-shape draw:style-name="gr2" draw:text-style-name="P1" draw:layer="layout" svg:width="0.902cm" svg:height="5.514cm" svg:x="9.42cm" svg:y="7.69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573cm" svg:height="1.369cm" svg:x="4.751cm" svg:y="10.263cm">
            <draw:text-box>
              <text:p><text:span text:style-name="T1">Paired Box Coding Region</text:span></text:p>
            </draw:text-box>
          </draw:frame>
          <draw:custom-shape draw:style-name="gr2" draw:text-style-name="P1" draw:layer="layout" svg:width="0.405cm" svg:height="11.83cm" svg:x="12.923cm" svg:y="7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573cm" svg:height="1.369cm" svg:x="15.321cm" svg:y="12.958cm">
            <draw:text-box>
              <text:p><text:span text:style-name="T1">HomeoBox Coding Region</text:span></text:p>
            </draw:text-box>
          </draw:frame>
          <draw:line draw:style-name="gr5" draw:text-style-name="P1" draw:layer="layout" svg:x1="7.303cm" svg:y1="10.683cm" svg:x2="9.408cm" svg:y2="10.683cm">
            <text:p/>
          </draw:line>
          <draw:line draw:style-name="gr5" draw:text-style-name="P1" draw:layer="layout" svg:x1="15.303cm" svg:y1="13.377cm" svg:x2="13.282cm" svg:y2="13.37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30T00:10:03.972212839</dc:date>
    <meta:generator>LibreOffice/4.2.8.2$Linux_X86_64 LibreOffice_project/420m0$Build-2</meta:generator>
    <meta:editing-duration>PT4M</meta:editing-duration>
    <meta:editing-cycles>4</meta:editing-cycles>
    <meta:document-statistic meta:object-count="8"/>
  </office:meta>
</office:document-meta>
</file>